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+500" office:value-type="float" office:value="510" calcext:value-type="float">
            <text:p>510</text:p>
          </table:table-cell>
          <table:table-cell table:formula="of:=([.A5]-AVERAGE([.A$5:.A$11]))/COM.MICROSOFT.VAR.P([.A$5:.A$11])^0.5" office:value-type="float" office:value="-1.51894811953223" calcext:value-type="float">
            <text:p>-1.51894811953223</text:p>
          </table:table-cell>
          <table:table-cell table:formula="of:=([.B5]-AVERAGE([.B$5:.B$11]))/COM.MICROSOFT.VAR.P([.B$5:.B$11])^0.5" office:value-type="float" office:value="-1.51894811953222" calcext:value-type="float">
            <text:p>-1.51894811953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]+500" office:value-type="float" office:value="512" calcext:value-type="float">
            <text:p>512</text:p>
          </table:table-cell>
          <table:table-cell table:formula="of:=([.A6]-AVERAGE([.A$5:.A$11]))/COM.MICROSOFT.VAR.P([.A$5:.A$11])^0.5" office:value-type="float" office:value="-0.874545887003407" calcext:value-type="float">
            <text:p>-0.874545887003407</text:p>
          </table:table-cell>
          <table:table-cell table:formula="of:=([.B6]-AVERAGE([.B$5:.B$11]))/COM.MICROSOFT.VAR.P([.B$5:.B$11])^0.5" office:value-type="float" office:value="-0.874545887003391" calcext:value-type="float">
            <text:p>-0.874545887003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]+500" office:value-type="float" office:value="513" calcext:value-type="float">
            <text:p>513</text:p>
          </table:table-cell>
          <table:table-cell table:formula="of:=([.A7]-AVERAGE([.A$5:.A$11]))/COM.MICROSOFT.VAR.P([.A$5:.A$11])^0.5" office:value-type="float" office:value="-0.552344770738994" calcext:value-type="float">
            <text:p>-0.552344770738994</text:p>
          </table:table-cell>
          <table:table-cell table:formula="of:=([.B7]-AVERAGE([.B$5:.B$11]))/COM.MICROSOFT.VAR.P([.B$5:.B$11])^0.5" office:value-type="float" office:value="-0.552344770738978" calcext:value-type="float">
            <text:p>-0.5523447707389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]+500" office:value-type="float" office:value="515" calcext:value-type="float">
            <text:p>515</text:p>
          </table:table-cell>
          <table:table-cell table:formula="of:=([.A8]-AVERAGE([.A$5:.A$11]))/COM.MICROSOFT.VAR.P([.A$5:.A$11])^0.5" office:value-type="float" office:value="0.0920574617898326" calcext:value-type="float">
            <text:p>0.092057461789833</text:p>
          </table:table-cell>
          <table:table-cell table:formula="of:=([.B8]-AVERAGE([.B$5:.B$11]))/COM.MICROSOFT.VAR.P([.B$5:.B$11])^0.5" office:value-type="float" office:value="0.092057461789848" calcext:value-type="float">
            <text:p>0.092057461789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]+500" office:value-type="float" office:value="516" calcext:value-type="float">
            <text:p>516</text:p>
          </table:table-cell>
          <table:table-cell table:formula="of:=([.A9]-AVERAGE([.A$5:.A$11]))/COM.MICROSOFT.VAR.P([.A$5:.A$11])^0.5" office:value-type="float" office:value="0.414258578054246" calcext:value-type="float">
            <text:p>0.414258578054246</text:p>
          </table:table-cell>
          <table:table-cell table:formula="of:=([.B9]-AVERAGE([.B$5:.B$11]))/COM.MICROSOFT.VAR.P([.B$5:.B$11])^0.5" office:value-type="float" office:value="0.414258578054261" calcext:value-type="float">
            <text:p>0.4142585780542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0]+500" office:value-type="float" office:value="517" calcext:value-type="float">
            <text:p>517</text:p>
          </table:table-cell>
          <table:table-cell table:formula="of:=([.A10]-AVERAGE([.A$5:.A$11]))/COM.MICROSOFT.VAR.P([.A$5:.A$11])^0.5" office:value-type="float" office:value="0.736459694318659" calcext:value-type="float">
            <text:p>0.736459694318659</text:p>
          </table:table-cell>
          <table:table-cell table:formula="of:=([.B10]-AVERAGE([.B$5:.B$11]))/COM.MICROSOFT.VAR.P([.B$5:.B$11])^0.5" office:value-type="float" office:value="0.736459694318674" calcext:value-type="float">
            <text:p>0.736459694318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0" office:value-type="float" office:value="520" calcext:value-type="float">
            <text:p>520</text:p>
          </table:table-cell>
          <table:table-cell table:formula="of:=([.A11]-AVERAGE([.A$5:.A$11]))/COM.MICROSOFT.VAR.P([.A$5:.A$11])^0.5" office:value-type="float" office:value="1.7030630431119" calcext:value-type="float">
            <text:p>1.7030630431119</text:p>
          </table:table-cell>
          <table:table-cell table:formula="of:=([.B11]-AVERAGE([.B$5:.B$11]))/COM.MICROSOFT.VAR.P([.B$5:.B$11])^0.5" office:value-type="float" office:value="1.70306304311191" calcext:value-type="float">
            <text:p>1.703063043111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STDEV([.A5:.A11])" office:value-type="float" office:value="3.3523268393901" calcext:value-type="float">
            <text:p>3.3523268393901</text:p>
          </table:table-cell>
          <table:table-cell table:formula="of:=STDEV([.B5:.B11])" office:value-type="float" office:value="3.3523268393901" calcext:value-type="float">
            <text:p>3.3523268393901</text:p>
          </table:table-cell>
          <table:table-cell table:formula="of:=STDEV([.C5:.C11])" office:value-type="float" office:value="1.08012344973464" calcext:value-type="float">
            <text:p>1.08012344973464</text:p>
          </table:table-cell>
          <table:table-cell table:formula="of:=STDEV([.D5:.D11])" office:value-type="float" office:value="1.08012344973464" calcext:value-type="float">
            <text:p>1.08012344973464</text:p>
          </table:table-cell>
        </table:table-row>
        <table:table-row table:style-name="ro1">
          <table:table-cell table:formula="of:=SKEW([.A5:.A11])" office:value-type="float" office:value="0.197939924662783" calcext:value-type="float">
            <text:p>0.197939924662783</text:p>
          </table:table-cell>
          <table:table-cell table:formula="of:=SKEW([.B5:.B11])" office:value-type="float" office:value="0.197939924662843" calcext:value-type="float">
            <text:p>0.197939924662843</text:p>
          </table:table-cell>
          <table:table-cell table:formula="of:=SKEW([.C5:.C11])" office:value-type="float" office:value="0.197939924662781" calcext:value-type="float">
            <text:p>0.197939924662781</text:p>
          </table:table-cell>
          <table:table-cell table:formula="of:=SKEW([.D5:.D11])" office:value-type="float" office:value="0.197939924662781" calcext:value-type="float">
            <text:p>0.197939924662781</text:p>
          </table:table-cell>
        </table:table-row>
        <table:table-row table:style-name="ro1">
          <table:table-cell table:formula="of:=KURT([.A5:.A11])" office:value-type="float" office:value="-0.347184717035337" calcext:value-type="float">
            <text:p>-0.347184717035337</text:p>
          </table:table-cell>
          <table:table-cell table:formula="of:=KURT([.B5:.B11])" office:value-type="float" office:value="-0.347184717035313" calcext:value-type="float">
            <text:p>-0.347184717035313</text:p>
          </table:table-cell>
          <table:table-cell table:formula="of:=KURT([.C5:.C11])" office:value-type="float" office:value="-0.347184717035336" calcext:value-type="float">
            <text:p>-0.347184717035336</text:p>
          </table:table-cell>
          <table:table-cell table:formula="of:=KURT([.D5:.D11])" office:value-type="float" office:value="-0.347184717035336" calcext:value-type="float">
            <text:p>-0.347184717035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11:58.705522805</meta:creation-date>
    <dc:date>2019-02-08T19:46:55.800331184</dc:date>
    <meta:editing-duration>PT5H4M37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